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ippo fa le pizze per [blk.nome] [blk.cognome] purché pazze!!!</text:p>
      <text:p text:style-name="Standard"/>
      <text:p text:style-name="Standard">Ora impagino [REC.DESCRIPTION] e vediamo un po'</text:p>
      <text:p text:style-name="Standard"/>
      <text:p text:style-name="Standard">Data [onshow..now;frm='mm-dd-yyyy']</text:p>
      <text:p text:style-name="Standard"/>
      <text:p text:style-name="Standard"/>
      <text:p text:style-name="Standard">Ora impagino </text:p>
      <text:p text:style-name="Standard">[MOV;block=begin][MOV.DESCRIPTION] </text:p>
      <text:p text:style-name="Standard">[MOV;block=end]e vediamo un po'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7T07:43:09.55</meta:creation-date>
    <dc:date>2013-09-10T20:49:07.55</dc:date>
    <meta:editing-duration>PT3M10S</meta:editing-duration>
    <meta:editing-cycles>6</meta:editing-cycles>
    <meta:generator>OpenOffice.org/3.4.1$Win32 OpenOffice.org_project/341m1$Build-9593</meta:generator>
    <meta:document-statistic meta:table-count="0" meta:image-count="0" meta:object-count="0" meta:page-count="1" meta:paragraph-count="6" meta:word-count="25" meta:character-count="223"/>
  </office:meta>
</office:document-meta>
</file>